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4.024cm" svg:height="1.675cm" svg:x="8.7cm" svg:y="15.9cm">
          <draw:text-box>
            <text:p>Impedir que </text:p>
            <text:p>avancen</text:p>
          </draw:text-box>
        </draw:frame>
        <draw:frame draw:style-name="gr2" draw:layer="layout" svg:width="2.648cm" svg:height="1.675cm" svg:x="7.552cm" svg:y="13.725cm">
          <draw:text-box>
            <text:p>Lanzar</text:p>
            <text:p>Piedras</text:p>
          </draw:text-box>
        </draw:frame>
        <draw:frame draw:style-name="gr3" draw:layer="layout" svg:width="2.648cm" svg:height="1.675cm" svg:x="10.8cm" svg:y="13.725cm">
          <draw:text-box>
            <text:p>Poner </text:p>
            <text:p>Piedras</text:p>
          </draw:text-box>
        </draw:frame>
        <draw:line draw:style-name="gr4" draw:text-style-name="P1" draw:layer="layout" svg:x1="10.7cm" svg:y1="19.6cm" svg:x2="4.8cm" svg:y2="11.9cm">
          <text:p/>
        </draw:line>
        <draw:line draw:style-name="gr4" draw:text-style-name="P1" draw:layer="layout" svg:x1="10.7cm" svg:y1="19.6cm" svg:x2="15.6cm" svg:y2="11.9cm">
          <text:p/>
        </draw:line>
        <draw:line draw:style-name="gr4" draw:text-style-name="P1" draw:layer="layout" svg:x1="4.8cm" svg:y1="11.9cm" svg:x2="15.6cm" svg:y2="11.9cm">
          <text:p/>
        </draw:line>
        <draw:line draw:style-name="gr4" draw:text-style-name="P1" draw:layer="layout" svg:x1="7.9cm" svg:y1="15.9cm" svg:x2="13cm" svg:y2="15.9cm">
          <text:p/>
        </draw:line>
        <draw:line draw:style-name="gr4" draw:text-style-name="P1" draw:layer="layout" svg:x1="10.5cm" svg:y1="15.9cm" svg:x2="10.5cm" svg:y2="11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6T01:21:16.13</meta:creation-date>
    <dc:date>2012-10-16T01:25:56.30</dc:date>
    <meta:editing-duration>PT4M48S</meta:editing-duration>
    <meta:editing-cycles>1</meta:editing-cycles>
    <meta:document-statistic meta:object-count="8"/>
    <meta:generator>OpenOffice.org/3.4.1$Win32 OpenOffice.org_project/341m1$Build-9593</meta:generator>
  </office:meta>
</office:document-meta>
</file>